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2"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4" style:family="graphic" style:parent-style-name="standard">
      <style:graphic-properties draw:stroke="none" svg:stroke-width="0.035cm" draw:stroke-linejoin="miter" draw:fill="solid" draw:fill-color="#ffffff"/>
    </style:style>
    <style:style style:name="gr5" style:family="graphic" style:parent-style-name="standard">
      <style:graphic-properties draw:stroke="none" svg:stroke-width="0.035cm" draw:stroke-linejoin="miter" draw:fill="solid" draw:fill-color="#000000"/>
    </style:style>
    <style:style style:name="gr6" style:family="graphic" style:parent-style-name="standard">
      <style:graphic-properties draw:stroke="none" svg:stroke-color="#000000" draw:fill="none" draw:fill-color="#ffffff" fo:min-height="1.187cm"/>
    </style:style>
    <style:style style:name="gr7" style:family="graphic" style:parent-style-name="standard">
      <style:graphic-properties svg:stroke-color="#000000" draw:fill="solid" draw:fill-color="#ff3333" draw:textarea-horizontal-align="justify" draw:textarea-vertical-align="middle" draw:auto-grow-height="false" fo:min-height="0.212cm" fo:min-width="0.016cm"/>
    </style:style>
    <style:style style:name="gr8" style:family="graphic" style:parent-style-name="standard">
      <style:graphic-properties svg:stroke-color="#000000" draw:fill="solid" draw:fill-color="#000000" draw:textarea-horizontal-align="justify" draw:textarea-vertical-align="middle" draw:auto-grow-height="false" fo:min-height="0.131cm" fo:min-width="0cm"/>
    </style:style>
    <style:style style:name="gr9"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paragraph-properties fo:text-align="end"/>
    </style:style>
    <style:style style:name="T1"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0.873cm" svg:y1="2.524cm" svg:x2="11.922cm" svg:y2="2.524cm">
          <text:p/>
        </draw:line>
        <draw:line draw:style-name="gr2" draw:text-style-name="P1" draw:layer="layout" svg:x1="1.381cm" svg:y1="2.524cm" svg:x2="6.969cm" svg:y2="7.985cm">
          <text:p/>
        </draw:line>
        <draw:line draw:style-name="gr2" draw:text-style-name="P1" draw:layer="layout" svg:x1="6.969cm" svg:y1="7.985cm" svg:x2="9.89cm" svg:y2="2.524cm">
          <text:p/>
        </draw:line>
        <draw:line draw:style-name="gr1" draw:text-style-name="P1" draw:layer="layout" svg:x1="1.381cm" svg:y1="7.931cm" svg:x2="12.176cm" svg:y2="7.931cm">
          <text:p/>
        </draw:line>
        <draw:line draw:style-name="gr3" draw:text-style-name="P1" draw:layer="layout" svg:x1="6.969cm" svg:y1="3.286cm" svg:x2="6.969cm" svg:y2="9.128cm">
          <text:p/>
        </draw:line>
        <draw:g>
          <svg:title>TexMaths</svg:title>
          <svg:desc>28§display§\theta_1§svg§600§FALSE§</svg:desc>
          <draw:polygon draw:style-name="gr4" draw:layer="layout" svg:width="0.853cm" svg:height="0.831cm" svg:x="5.861cm" svg:y="5.84cm" svg:viewBox="0 0 854 832" draw:points="426,832 0,832 0,0 854,0 854,832">
            <text:p/>
          </draw:polygon>
          <draw:path draw:style-name="gr5" draw:layer="layout" svg:width="0.408cm" svg:height="0.708cm" svg:x="5.903cm" svg:y="5.826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5" draw:layer="layout" svg:width="0.254cm" svg:height="0.458cm" svg:x="6.396cm" svg:y="6.213cm" svg:viewBox="0 0 255 459" svg:d="M157 20c0-20 0-20-20-20-45 45-109 45-137 45v25c17 0 62 0 101-20v353c0 23 0 31-70 31h-25v25c11 0 98-2 123-2 22 0 109 2 126 2v-25h-28c-70 0-70-8-70-31z">
            <text:p/>
          </draw:path>
        </draw:g>
        <draw:g>
          <svg:title>TexMaths</svg:title>
          <svg:desc>28§display§\theta_2§svg§600§FALSE§</svg:desc>
          <draw:polygon draw:style-name="gr4" draw:layer="layout" svg:width="0.853cm" svg:height="0.831cm" svg:x="7.131cm" svg:y="5.586cm" svg:viewBox="0 0 854 832" draw:points="426,832 0,832 0,0 854,0 854,832">
            <text:p/>
          </draw:polygon>
          <draw:path draw:style-name="gr5" draw:layer="layout" svg:width="0.408cm" svg:height="0.708cm" svg:x="7.173cm" svg:y="5.572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5" draw:layer="layout" svg:width="0.307cm" svg:height="0.458cm" svg:x="7.635cm" svg:y="5.959cm" svg:viewBox="0 0 308 459" svg:d="M308 333h-25c0 17-9 56-17 65-6 3-59 3-70 3h-126c73-65 95-84 137-115 53-42 101-84 101-152 0-84-76-134-162-134-87 0-146 62-146 123 0 37 31 39 36 39 17 0 37-11 37-36 0-11-3-36-39-36 19-51 67-65 100-65 70 0 107 53 107 109 0 62-45 110-67 135l-168 165c-6 6-6 6-6 25h286z">
            <text:p/>
          </draw:path>
        </draw:g>
        <draw:frame draw:style-name="gr6" draw:text-style-name="P2" draw:layer="layout" svg:width="1.27cm" svg:height="1.437cm" svg:x="2.651cm" svg:y="4.937cm">
          <draw:text-box>
            <text:p text:style-name="P2"><text:span text:style-name="T1">P</text:span></text:p>
          </draw:text-box>
        </draw:frame>
        <draw:frame draw:style-name="gr6" draw:text-style-name="P2" draw:layer="layout" svg:width="1.27cm" svg:height="1.437cm" svg:x="8.747cm" svg:y="5.024cm">
          <draw:text-box>
            <text:p text:style-name="P2"><text:span text:style-name="T1">S</text:span></text:p>
          </draw:text-box>
        </draw:frame>
        <draw:custom-shape draw:style-name="gr7" draw:text-style-name="P1" draw:layer="layout" svg:width="1.27cm" svg:height="1.143cm" svg:x="0.619cm" svg:y="1.76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1" draw:layer="layout" svg:width="0.889cm" svg:height="0.762cm" svg:x="9.509cm" svg:y="2.143cm">
          <text:p/>
          <draw:enhanced-geometry svg:viewBox="0 0 21600 21600" draw:glue-points="10800 0 5400 10800 10800 21600 16200 10800" draw:text-areas="5400 0 16200 10800" draw:type="flowchart-merge" draw:enhanced-path="M 0 0 L 21600 0 10800 21600 0 0 Z N"/>
        </draw:custom-shape>
        <draw:line draw:style-name="gr9" draw:text-style-name="P3" draw:layer="layout" svg:x1="11.668cm" svg:y1="5.699cm" svg:x2="11.668cm" svg:y2="7.985cm">
          <text:p/>
        </draw:line>
        <draw:line draw:style-name="gr9" draw:text-style-name="P3" draw:layer="layout" svg:x1="11.668cm" svg:y1="4.556cm" svg:x2="11.668cm" svg:y2="2.524cm">
          <text:p/>
        </draw:line>
        <draw:g>
          <svg:title>TexMaths</svg:title>
          <svg:desc>28§display§h§svg§600§FALSE§</svg:desc>
          <draw:polygon draw:style-name="gr4" draw:layer="layout" svg:width="0.567cm" svg:height="0.682cm" svg:x="11.414cm" svg:y="4.751cm" svg:viewBox="0 0 568 683" draw:points="283,683 0,683 0,0 568,0 568,683">
            <text:p/>
          </draw:polygon>
          <draw:path draw:style-name="gr5" draw:layer="layout" svg:width="0.486cm" svg:height="0.696cm" svg:x="11.467cm" svg:y="4.748cm" svg:viewBox="0 0 487 697" svg:d="M229 11c0 0 0-11-14-11-22 0-95 8-120 11-8 0-17 0-17 20 0 11 9 11 23 11 47 0 50 6 50 17l-3 19-145 569c-3 14-3 16-3 22 0 22 20 28 28 28 17 0 34-11 36-25l20-76 22-89c6-23 12-45 17-68 3-5 9-36 11-42 3-11 34-64 67-92 23-17 51-33 96-33 42 0 53 33 53 67 0 53-39 162-62 221-8 25-14 36-14 56 0 45 37 81 81 81 93 0 132-146 132-154s-11-8-14-8c-9 0-9 2-14 16-14 54-48 124-101 124-17 0-25-12-25-34s11-48 20-70c14-42 58-160 58-216 0-64-39-106-112-106-64 0-109 31-148 76z">
            <text:p/>
          </draw:path>
        </draw:g>
        <draw:g>
          <svg:title>TexMaths</svg:title>
          <svg:desc>28§display§X§svg§600§FALSE§</svg:desc>
          <draw:polygon draw:style-name="gr4" draw:layer="layout" svg:width="0.892cm" svg:height="0.671cm" svg:x="5.468cm" svg:y="1.311cm" svg:viewBox="0 0 893 672" draw:points="445,672 0,672 0,0 893,0 893,672">
            <text:p/>
          </draw:polygon>
          <draw:path draw:style-name="gr5" draw:layer="layout" svg:width="0.814cm" svg:height="0.674cm" svg:x="5.493cm" svg:y="1.308cm" svg:viewBox="0 0 815 675" svg:d="M453 269l-83-196c-3-9-6-11-6-14 0-6 17-25 59-28 8 0 19-3 19-20 0-11-11-11-14-11-42 0-84 3-126 3-25 0-84-3-109-3-5 0-19 0-19 20 0 11 11 11 25 11 59 0 64 8 73 31l117 277-210 224-11 11c-50 51-95 67-146 70-14 0-22 0-22 20 0 3 0 11 14 11 28 0 62-3 92-3 37 0 76 3 110 3 5 0 19 0 19-20 0-11-11-11-14-11-8 0-39-3-39-31 0-14 17-30 28-44l101-107 87-95 100 235c6 11 6 11 6 14 0 9-20 25-59 28-8 0-19 3-19 20 0 11 11 11 16 11 28 0 95-3 123-3 26 0 84 3 110 3 8 0 19 0 19-20 0-11-11-11-17-11-67 0-70-3-86-42-40-92-104-246-126-305 67-70 170-188 201-216 28-25 67-47 126-50 11 0 23 0 23-20 0 0 0-11-14-11-31 0-62 3-93 3-36 0-75-3-109-3-6 0-20 0-20 20 0 8 6 11 12 11 8 0 39 3 39 31 0 14-11 25-17 36z">
            <text:p/>
          </draw:path>
        </draw:g>
        <draw:line draw:style-name="gr9" draw:text-style-name="P3" draw:layer="layout" svg:x1="4.937cm" svg:y1="1.635cm" svg:x2="1.635cm" svg:y2="1.635cm">
          <text:p/>
        </draw:line>
        <draw:line draw:style-name="gr9" draw:text-style-name="P3" draw:layer="layout" svg:x1="6.842cm" svg:y1="1.635cm" svg:x2="9.89cm" svg:y2="1.635cm">
          <text:p/>
        </draw:line>
        <draw:line draw:style-name="gr10" draw:text-style-name="P3" draw:layer="layout" svg:x1="1.635cm" svg:y1="1.127cm" svg:x2="1.635cm" svg:y2="1.889cm">
          <text:p/>
        </draw:line>
        <draw:line draw:style-name="gr10" draw:text-style-name="P3" draw:layer="layout" svg:x1="10.017cm" svg:y1="2.07cm" svg:x2="10.017cm" svg:y2="1.30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 Unicode MS" style:font-size-asian="24pt" style:language-asian="zh" style:country-asian="CN" style:font-name-complex="Arial Unicode M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2.7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wangtf </meta:initial-creator>
    <meta:creation-date>2017-03-12T20:24:37.184069796</meta:creation-date>
    <dc:date>2017-03-12T20:40:45.869097648</dc:date>
    <dc:creator>wangtf </dc:creator>
    <meta:editing-duration>PT16S</meta:editing-duration>
    <meta:editing-cycles>1</meta:editing-cycles>
    <meta:document-statistic meta:object-count="29"/>
    <meta:generator>LibreOffice/4.3.7.2$Linux_X86_64 LibreOffice_project/430$Build-2</meta:generator>
  </office:meta>
</office:document-meta>
</file>